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490000004AA5C34ADC69AEF36F.png" manifest:media-type="image/png"/>
  <manifest:file-entry manifest:full-path="Pictures/10000201000000260000004B1AD2551DD47015A8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373cm"/>
    </style:style>
    <style:style style:name="gr3" style:family="graphic" style:parent-style-name="standard">
      <style:graphic-properties draw:stroke="none" draw:fill="none" fo:min-height="0.559cm"/>
    </style:style>
    <style:style style:name="gr4" style:family="graphic" style:parent-style-name="Объект_20_без_20_заливки_20_и_20_линий">
      <style:graphic-properties draw:stroke="none" draw:fill="bitmap" draw:fill-image-name="Bitmap_20_1" style:repeat="stretch" draw:textarea-vertical-align="middle"/>
    </style:style>
    <style:style style:name="gr5" style:family="graphic" style:parent-style-name="standard">
      <style:graphic-properties draw:stroke="none" draw:fill="solid" draw:fill-color="#0d1f63" draw:textarea-horizontal-align="center" draw:textarea-vertical-align="middle" fo:min-height="0.373cm" draw:shadow="hidden"/>
    </style:style>
    <style:style style:name="gr6" style:family="graphic" style:parent-style-name="standard">
      <style:graphic-properties draw:stroke="none" draw:fill="solid" draw:fill-color="#0d1f63" draw:textarea-horizontal-align="center" draw:textarea-vertical-align="middle" fo:min-height="0.559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0d1f63" fo:font-size="8pt"/>
    </style:style>
    <style:style style:name="P3" style:family="paragraph">
      <loext:graphic-properties draw:fill="none"/>
      <style:text-properties fo:color="#0d1f63" fo:font-size="8pt"/>
    </style:style>
    <style:style style:name="P4" style:family="paragraph">
      <style:text-properties fo:color="#0d1f63" fo:font-size="7pt" style:font-size-asian="8pt" style:font-size-complex="8pt"/>
    </style:style>
    <style:style style:name="P5" style:family="paragraph">
      <loext:graphic-properties draw:fill="none"/>
      <style:text-properties fo:color="#0d1f63" fo:font-size="7pt" style:font-size-asian="8pt" style:font-size-complex="8pt"/>
    </style:style>
    <style:style style:name="P6" style:family="paragraph">
      <loext:graphic-properties draw:fill="bitmap" draw:fill-image-name="Bitmap_20_1" style:repeat="stretch"/>
      <style:paragraph-properties fo:text-align="center"/>
    </style:style>
    <style:style style:name="P7" style:family="paragraph">
      <loext:graphic-properties draw:fill="solid" draw:fill-color="#0d1f63"/>
      <style:paragraph-properties fo:text-align="center"/>
      <style:text-properties fo:color="#0d1f63" fo:font-size="8pt"/>
    </style:style>
    <style:style style:name="P8" style:family="paragraph">
      <loext:graphic-properties draw:fill="solid" draw:fill-color="#0d1f63"/>
      <style:paragraph-properties fo:text-align="center"/>
      <style:text-properties fo:color="#0d1f63" fo:font-size="7pt" style:font-size-asian="8pt" style:font-size-complex="8pt"/>
    </style:style>
    <style:style style:name="T1" style:family="text">
      <style:text-properties style:font-name="Consolas"/>
    </style:style>
    <style:style style:name="T2" style:family="text">
      <style:text-properties style:font-name="Consolas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5cm" svg:height="5cm" svg:x="2.525cm" svg:y="9.359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1.011cm" svg:height="1.993cm" svg:x="4.474cm" svg:y="10.713cm">
          <draw:image xlink:href="Pictures/10000201000000260000004B1AD2551DD47015A8.png" xlink:type="simple" xlink:show="embed" xlink:actuate="onLoad">
            <text:p/>
          </draw:image>
        </draw:frame>
        <draw:frame draw:style-name="gr1" draw:text-style-name="P1" draw:layer="layout" svg:width="0.495cm" svg:height="0.502cm" svg:x="9.988cm" svg:y="12.302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657cm" svg:y="12.294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9.907cm" svg:y="12.306cm">
          <draw:text-box>
            <text:p text:style-name="P2"><text:span text:style-name="T1">2</text:span></text:p>
          </draw:text-box>
        </draw:frame>
        <draw:frame draw:style-name="gr3" draw:text-style-name="P5" draw:layer="layout" svg:width="0.898cm" svg:height="0.809cm" svg:x="10.518cm" svg:y="12.313cm">
          <draw:text-box>
            <text:p text:style-name="P4"><text:span text:style-name="T2">12</text:span></text:p>
          </draw:text-box>
        </draw:frame>
        <draw:frame draw:style-name="gr1" draw:text-style-name="P1" draw:layer="layout" svg:width="0.495cm" svg:height="0.502cm" svg:x="9.976cm" svg:y="11.197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645cm" svg:y="11.189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9.895cm" svg:y="11.201cm">
          <draw:text-box>
            <text:p text:style-name="P2"><text:span text:style-name="T1">1</text:span></text:p>
          </draw:text-box>
        </draw:frame>
        <draw:frame draw:style-name="gr3" draw:text-style-name="P5" draw:layer="layout" svg:width="0.898cm" svg:height="0.809cm" svg:x="10.506cm" svg:y="11.208cm">
          <draw:text-box>
            <text:p text:style-name="P4"><text:span text:style-name="T2">11</text:span></text:p>
          </draw:text-box>
        </draw:frame>
        <draw:frame draw:style-name="gr1" draw:text-style-name="P1" draw:layer="layout" svg:width="0.495cm" svg:height="0.502cm" svg:x="10.019cm" svg:y="13.247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688cm" svg:y="13.239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9.938cm" svg:y="13.251cm">
          <draw:text-box>
            <text:p text:style-name="P2"><text:span text:style-name="T1">3</text:span></text:p>
          </draw:text-box>
        </draw:frame>
        <draw:frame draw:style-name="gr3" draw:text-style-name="P5" draw:layer="layout" svg:width="0.898cm" svg:height="0.809cm" svg:x="10.549cm" svg:y="13.258cm">
          <draw:text-box>
            <text:p text:style-name="P4"><text:span text:style-name="T2">13</text:span></text:p>
          </draw:text-box>
        </draw:frame>
        <draw:frame draw:style-name="gr1" draw:text-style-name="P1" draw:layer="layout" svg:width="0.495cm" svg:height="0.502cm" svg:x="9.989cm" svg:y="14.058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658cm" svg:y="14.05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9.908cm" svg:y="14.062cm">
          <draw:text-box>
            <text:p text:style-name="P2"><text:span text:style-name="T1">4</text:span></text:p>
          </draw:text-box>
        </draw:frame>
        <draw:frame draw:style-name="gr3" draw:text-style-name="P5" draw:layer="layout" svg:width="0.898cm" svg:height="0.809cm" svg:x="10.519cm" svg:y="14.069cm">
          <draw:text-box>
            <text:p text:style-name="P4"><text:span text:style-name="T2">14</text:span></text:p>
          </draw:text-box>
        </draw:frame>
        <draw:frame draw:style-name="gr1" draw:text-style-name="P1" draw:layer="layout" svg:width="0.495cm" svg:height="0.502cm" svg:x="10.049cm" svg:y="14.84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718cm" svg:y="14.832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9.968cm" svg:y="14.844cm">
          <draw:text-box>
            <text:p text:style-name="P2"><text:span text:style-name="T1">5</text:span></text:p>
          </draw:text-box>
        </draw:frame>
        <draw:frame draw:style-name="gr3" draw:text-style-name="P5" draw:layer="layout" svg:width="0.898cm" svg:height="0.809cm" svg:x="10.579cm" svg:y="14.851cm">
          <draw:text-box>
            <text:p text:style-name="P4"><text:span text:style-name="T2">15</text:span></text:p>
          </draw:text-box>
        </draw:frame>
        <draw:frame draw:style-name="gr1" draw:text-style-name="P1" draw:layer="layout" svg:width="0.495cm" svg:height="0.502cm" svg:x="10.001cm" svg:y="15.633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67cm" svg:y="15.625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9.92cm" svg:y="15.637cm">
          <draw:text-box>
            <text:p text:style-name="P2"><text:span text:style-name="T1">6</text:span></text:p>
          </draw:text-box>
        </draw:frame>
        <draw:frame draw:style-name="gr3" draw:text-style-name="P5" draw:layer="layout" svg:width="0.898cm" svg:height="0.809cm" svg:x="10.531cm" svg:y="15.644cm">
          <draw:text-box>
            <text:p text:style-name="P4"><text:span text:style-name="T2">16</text:span></text:p>
          </draw:text-box>
        </draw:frame>
        <draw:frame draw:style-name="gr1" draw:text-style-name="P1" draw:layer="layout" svg:width="0.495cm" svg:height="0.502cm" svg:x="10.083cm" svg:y="16.498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752cm" svg:y="16.49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10.002cm" svg:y="16.502cm">
          <draw:text-box>
            <text:p text:style-name="P2"><text:span text:style-name="T1">7</text:span></text:p>
          </draw:text-box>
        </draw:frame>
        <draw:frame draw:style-name="gr3" draw:text-style-name="P5" draw:layer="layout" svg:width="0.898cm" svg:height="0.809cm" svg:x="10.613cm" svg:y="16.509cm">
          <draw:text-box>
            <text:p text:style-name="P4"><text:span text:style-name="T2">17</text:span></text:p>
          </draw:text-box>
        </draw:frame>
        <draw:frame draw:style-name="gr1" draw:text-style-name="P1" draw:layer="layout" svg:width="0.495cm" svg:height="0.502cm" svg:x="10.215cm" svg:y="17.443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884cm" svg:y="17.435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10.134cm" svg:y="17.447cm">
          <draw:text-box>
            <text:p text:style-name="P2"><text:span text:style-name="T1">8</text:span></text:p>
          </draw:text-box>
        </draw:frame>
        <draw:frame draw:style-name="gr3" draw:text-style-name="P5" draw:layer="layout" svg:width="0.898cm" svg:height="0.809cm" svg:x="10.745cm" svg:y="17.454cm">
          <draw:text-box>
            <text:p text:style-name="P4"><text:span text:style-name="T2">18</text:span></text:p>
          </draw:text-box>
        </draw:frame>
        <draw:frame draw:style-name="gr1" draw:text-style-name="P1" draw:layer="layout" svg:width="0.495cm" svg:height="0.502cm" svg:x="10.197cm" svg:y="18.198cm">
          <draw:image xlink:href="Pictures/10000201000000490000004AA5C34ADC69AEF36F.png" xlink:type="simple" xlink:show="embed" xlink:actuate="onLoad">
            <text:p/>
          </draw:image>
        </draw:frame>
        <draw:frame draw:style-name="gr1" draw:text-style-name="P1" draw:layer="layout" svg:width="0.495cm" svg:height="0.502cm" svg:x="10.866cm" svg:y="18.19cm">
          <draw:image xlink:href="Pictures/10000201000000490000004AA5C34ADC69AEF36F.png" xlink:type="simple" xlink:show="embed" xlink:actuate="onLoad">
            <text:p/>
          </draw:image>
        </draw:frame>
        <draw:frame draw:style-name="gr2" draw:text-style-name="P3" draw:layer="layout" svg:width="0.665cm" svg:height="0.623cm" svg:x="10.116cm" svg:y="18.202cm">
          <draw:text-box>
            <text:p text:style-name="P2"><text:span text:style-name="T1">9</text:span></text:p>
          </draw:text-box>
        </draw:frame>
        <draw:frame draw:style-name="gr3" draw:text-style-name="P5" draw:layer="layout" svg:width="0.898cm" svg:height="0.809cm" svg:x="10.727cm" svg:y="18.209cm">
          <draw:text-box>
            <text:p text:style-name="P4"><text:span text:style-name="T2">19</text:span></text:p>
          </draw:text-box>
        </draw:frame>
        <draw:frame draw:style-name="gr1" draw:text-style-name="P1" draw:layer="layout" svg:width="0.495cm" svg:height="0.502cm" svg:x="10.655cm" svg:y="10.237cm">
          <draw:image xlink:href="Pictures/10000201000000490000004AA5C34ADC69AEF36F.png" xlink:type="simple" xlink:show="embed" xlink:actuate="onLoad">
            <text:p/>
          </draw:image>
        </draw:frame>
        <draw:frame draw:style-name="gr3" draw:text-style-name="P5" draw:layer="layout" svg:width="0.898cm" svg:height="0.809cm" svg:x="10.516cm" svg:y="10.256cm">
          <draw:text-box>
            <text:p text:style-name="P4"><text:span text:style-name="T2">10</text:span></text:p>
          </draw:text-box>
        </draw:frame>
        <draw:frame draw:style-name="gr1" draw:text-style-name="P1" draw:layer="layout" svg:width="0.495cm" svg:height="0.502cm" svg:x="10.881cm" svg:y="19.263cm">
          <draw:image xlink:href="Pictures/10000201000000490000004AA5C34ADC69AEF36F.png" xlink:type="simple" xlink:show="embed" xlink:actuate="onLoad">
            <text:p/>
          </draw:image>
        </draw:frame>
        <draw:frame draw:style-name="gr3" draw:text-style-name="P5" draw:layer="layout" svg:width="0.898cm" svg:height="0.809cm" svg:x="10.742cm" svg:y="19.282cm">
          <draw:text-box>
            <text:p text:style-name="P4"><text:span text:style-name="T2">20</text:span></text:p>
          </draw:text-box>
        </draw:frame>
        <draw:path draw:style-name="gr4" draw:text-style-name="P6" draw:layer="layout" svg:width="4.999cm" svg:height="4.999cm" svg:x="18.271cm" svg:y="1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18.781cm" svg:y="6.209cm" svg:viewBox="0 0 5000 5000" svg:d="M0 5000c0-1667 0-3333 0-5000 1667 0 3333 0 5000 0 0 1667 0 3333 0 5000-1667 0-3333 0-5000 0z">
          <text:p/>
        </draw:path>
        <draw:path draw:style-name="gr5" draw:text-style-name="P7" draw:layer="layout" svg:width="1.201cm" svg:height="1.812cm" svg:x="20.18cm" svg:y="2.534cm" svg:viewBox="0 0 1202 1813" svg:d="M1202 1813h-1202v-216l470-458c77-74 139-139 188-194 48-54 85-104 112-149 27-46 45-88 54-128 10-41 14-84 14-130 0-44-6-86-18-126s-30-75-55-105-57-54-97-72c-40-17-87-26-143-26-76 0-146 17-209 50s-120 76-173 129l-133-155c69-71 147-127 237-169 89-43 193-64 311-64 81 0 154 12 220 36 66 23 124 57 172 102s85 99 111 164c27 65 40 138 40 219 0 68-9 131-28 190-18 58-47 116-84 174-38 58-85 118-142 179-58 62-125 130-203 204l-331 316h889z">
          <text:p/>
        </draw:path>
        <draw:g>
          <draw:path draw:style-name="gr6" draw:text-style-name="P8" draw:layer="layout" svg:width="1.06cm" svg:height="1.573cm" svg:x="20.064cm" svg:y="7.882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05cm" svg:height="1.593cm" svg:x="21.448cm" svg:y="7.862cm" svg:viewBox="0 0 1051 1594" svg:d="M1051 1594h-1051v-188l413-404c68-66 123-123 165-171 43-48 76-92 99-132 24-39 40-77 48-112s12-73 12-114c0-38-5-75-15-109-11-34-27-65-49-91s-50-46-85-61-77-23-125-23c-68 0-129 15-184 45-55 29-106 67-152 115l-117-140c60-63 130-114 208-152 79-38 170-57 274-57 71 0 136 10 194 31s108 51 151 91c42 39 75 87 98 144s35 121 35 192c0 61-9 116-25 168-16 51-41 102-75 153-33 51-75 104-125 158-51 55-111 115-180 179l-292 278h778z">
            <text:p/>
          </draw:path>
        </draw:g>
        <draw:path draw:style-name="gr4" draw:text-style-name="P6" draw:layer="layout" svg:width="4.999cm" svg:height="4.999cm" svg:x="24.609cm" svg:y="1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24.642cm" svg:y="5.791cm" svg:viewBox="0 0 5000 5000" svg:d="M0 5000c0-1667 0-3333 0-5000 1667 0 3333 0 5000 0 0 1667 0 3333 0 5000-1667 0-3333 0-5000 0z">
          <text:p/>
        </draw:path>
        <draw:path draw:style-name="gr5" draw:text-style-name="P7" draw:layer="layout" svg:width="1.201cm" svg:height="1.802cm" svg:x="26.498cm" svg:y="2.544cm" svg:viewBox="0 0 1202 1803" svg:d="M1202 1803c-380 0-761 0-1141 0 0-73 0-146 0-219 154 0 309 0 464 0 0-439 0-877 0-1315-145 80-290 159-436 239-30-66-59-133-89-199 193-103 386-206 580-309 72 0 145 0 218 0 0 528 0 1056 0 1584 135 0 269 0 404 0 0 73 0 146 0 219z">
          <text:p/>
        </draw:path>
        <draw:g>
          <draw:path draw:style-name="gr6" draw:text-style-name="P8" draw:layer="layout" svg:width="1.06cm" svg:height="1.573cm" svg:x="25.925cm" svg:y="7.464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06cm" svg:height="1.573cm" svg:x="27.288cm" svg:y="7.464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</draw:g>
        <draw:path draw:style-name="gr4" draw:text-style-name="P6" draw:layer="layout" svg:width="4.999cm" svg:height="4.999cm" svg:x="12.745cm" svg:y="1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13.097cm" svg:y="6.307cm" svg:viewBox="0 0 5000 5000" svg:d="M0 5000c0-1667 0-3333 0-5000 1667 0 3333 0 5000 0 0 1667 0 3333 0 5000-1667 0-3333 0-5000 0z">
          <text:p/>
        </draw:path>
        <draw:path draw:style-name="gr5" draw:text-style-name="P7" draw:layer="layout" svg:width="1.14cm" svg:height="1.832cm" svg:x="14.684cm" svg:y="2.534cm" svg:viewBox="0 0 1141 1833" svg:d="M1141 1264c0 79-16 153-48 222-33 69-82 129-147 180-65 52-146 92-245 122-98 30-213 45-344 45-73 0-138-3-195-9-58-5-112-12-162-21v-209c58 9 119 17 183 22s130 8 197 8c91 0 169-8 233-24 65-16 118-38 159-68s70-66 89-108 28-90 28-143c0-49-11-92-34-129-22-36-53-67-94-92-40-25-89-43-145-55-57-13-118-19-186-19h-208v-199h211c55 0 105-7 150-21s83-34 115-60 57-58 74-96 26-82 26-130c0-94-30-163-89-206s-146-65-261-65c-61 0-124 6-189 18-65 11-134 29-208 52v-209c31-11 64-21 100-30 36-8 71-16 107-22 35-6 71-10 106-13s69-5 101-5c96 0 181 10 254 31 73 20 134 49 183 87s86 85 111 139 38 116 38 184c0 101-27 186-80 255-54 69-127 124-219 165 47 7 94 21 141 43 46 22 87 50 124 85 37 34 67 74 90 121 23 46 34 98 34 154z">
          <text:p/>
        </draw:path>
        <draw:g>
          <draw:path draw:style-name="gr6" draw:text-style-name="P8" draw:layer="layout" svg:width="1.06cm" svg:height="1.573cm" svg:x="14.38cm" svg:y="7.98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0.999cm" svg:height="1.613cm" svg:x="15.784cm" svg:y="7.96cm" svg:viewBox="0 0 1000 1614" svg:d="M1000 1115c0 69-14 133-43 194-28 60-71 113-128 158-57 46-129 81-215 107s-187 40-301 40c-64 0-121-2-171-6-51-4-98-8-142-14v-190c51 10 104 17 160 22 56 6 113 8 172 8 80 0 148-7 205-21 56-14 102-35 138-61 36-27 62-59 78-97 17-38 25-81 25-129 0-43-10-81-30-113-19-32-47-59-83-81-35-22-78-38-127-49-50-11-104-16-163-16h-183v-170h185c48 0 91-6 131-18 40-13 73-31 102-54 28-23 49-52 64-87 15-34 23-73 23-116 0-85-26-146-78-185-52-38-129-58-230-58-53 0-109 5-166 15-56 10-117 25-183 45v-179c28-10 58-18 89-25 31-8 62-14 94-19 31-5 62-9 93-12s60-4 89-4c84 0 159 9 223 27s118 44 161 77c43 34 75 75 97 123s33 102 33 162c0 90-23 165-70 226s-111 109-192 145c42 6 83 19 124 38 41 20 77 44 110 74 32 30 59 66 79 107s30 86 30 136z">
            <text:p/>
          </draw:path>
        </draw:g>
        <draw:path draw:style-name="gr4" draw:text-style-name="P6" draw:layer="layout" svg:width="4.999cm" svg:height="4.999cm" svg:x="32.241cm" svg:y="10.725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26.614cm" svg:y="10.663cm" svg:viewBox="0 0 5000 5000" svg:d="M0 5000c0-1667 0-3333 0-5000 1667 0 3333 0 5000 0 0 1667 0 3333 0 5000-1667 0-3333 0-5000 0z">
          <text:p/>
        </draw:path>
        <draw:path draw:style-name="gr5" draw:text-style-name="P7" draw:layer="layout" svg:width="1.433cm" svg:height="1.792cm" svg:x="34.009cm" svg:y="12.279cm" svg:viewBox="0 0 1434 1793" svg:d="M1434 1394c-101 0-202 0-303 0 0 133 0 266 0 399-84 0-168 0-252 0 0-133 0-266 0-399-293 0-586 0-879 0 0-69 0-139 0-209 260-395 519-790 779-1185 117 0 235 0 352 0 0 395 0 790 0 1185 101 0 202 0 303 0 0 70 0 140 0 209zM879 230c-212 319-425 637-637 955 212 0 425 0 637 0 0-318 0-636 0-955z">
          <text:p/>
        </draw:path>
        <draw:g>
          <draw:path draw:style-name="gr6" draw:text-style-name="P8" draw:layer="layout" svg:width="1.06cm" svg:height="1.573cm" svg:x="27.897cm" svg:y="12.336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252cm" svg:height="1.573cm" svg:x="29.149cm" svg:y="12.336cm" svg:viewBox="0 0 1253 1574" svg:d="M1253 1225c-91 0-182 0-273 0 0 116 0 233 0 349-71 0-142 0-212 0 0-116 0-233 0-349-256 0-512 0-768 0 0-60 0-119 0-179 227-349 453-697 680-1046 100 0 200 0 300 0 0 349 0 697 0 1046 91 0 182 0 273 0 0 60 0 119 0 179zM768 202c-186 281-371 563-556 844 185 0 370 0 556 0 0-281 0-563 0-844z">
            <text:p/>
          </draw:path>
        </draw:g>
        <draw:path draw:style-name="gr4" draw:text-style-name="P6" draw:layer="layout" svg:width="4.999cm" svg:height="4.999cm" svg:x="31.826cm" svg:y="15.475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31.383cm" svg:y="20.97cm" svg:viewBox="0 0 5000 5000" svg:d="M0 5000c0-1667 0-3333 0-5000 1667 0 3333 0 5000 0 0 1667 0 3333 0 5000-1667 0-3333 0-5000 0z">
          <text:p/>
        </draw:path>
        <draw:path draw:style-name="gr5" draw:text-style-name="P7" draw:layer="layout" svg:width="1.11cm" svg:height="1.812cm" svg:x="33.786cm" svg:y="17.029cm" svg:viewBox="0 0 1111 1813" svg:d="M1111 1215c0 88-19 169-58 242-39 74-93 136-161 189-69 53-149 94-242 123s-194 44-302 44c-26 0-56-1-87-2s-62-2-92-4c-31-2-61-4-90-7-29-2-56-4-79-7v-219c50 10 107 18 172 22 64 5 129 8 195 8 74 0 141-9 201-26 59-17 109-42 151-74s74-71 96-117 33-97 33-154c0-111-40-191-121-241-82-51-199-76-351-76h-346v-916h980v209h-747v498h158c87 0 172 8 255 24 82 15 156 42 220 81 65 39 117 91 156 156 39 66 59 148 59 247z">
          <text:p/>
        </draw:path>
        <draw:g>
          <draw:path draw:style-name="gr6" draw:text-style-name="P8" draw:layer="layout" svg:width="1.06cm" svg:height="1.573cm" svg:x="32.666cm" svg:y="22.643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0.979cm" svg:height="1.593cm" svg:x="34.08cm" svg:y="22.643cm" svg:viewBox="0 0 980 1594" svg:d="M980 1071c0 78-17 148-52 212-34 64-82 119-142 165s-131 82-213 107c-82 26-171 39-266 39-24 0-49-1-76-2-28-1-55-3-82-4-27-2-54-4-80-7-25-2-48-4-69-7v-190c44 11 94 18 151 23s114 7 173 7c65 0 124-7 176-22 52-16 97-37 134-66 36-28 64-63 84-103 20-41 29-86 29-136 0-98-35-169-106-214-72-44-174-66-308-66h-303v-807h859v179h-657v448h140c77 0 152 7 224 21 73 13 138 37 194 71 57 34 103 80 138 137 34 57 52 129 52 215z">
            <text:p/>
          </draw:path>
        </draw:g>
        <draw:path draw:style-name="gr4" draw:text-style-name="P6" draw:layer="layout" svg:width="4.999cm" svg:height="4.999cm" svg:x="14.156cm" svg:y="11.505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14.666cm" svg:y="16.577cm" svg:viewBox="0 0 5000 5000" svg:d="M0 5000c0-1667 0-3333 0-5000 1667 0 3333 0 5000 0 0 1667 0 3333 0 5000-1667 0-3333 0-5000 0z">
          <text:p/>
        </draw:path>
        <draw:path draw:style-name="gr5" draw:text-style-name="P7" draw:layer="layout" svg:width="1.252cm" svg:height="1.812cm" svg:x="16.035cm" svg:y="13.059cm" svg:viewBox="0 0 1253 1813" svg:d="M1253 1222c0 82-16 159-46 231s-73 135-128 188c-56 53-123 95-201 126-78 30-165 46-261 46-100 0-188-16-265-47-77-32-142-80-194-146-51-65-91-147-118-246-27-100-40-217-40-353 0-92 6-180 18-266s32-166 60-242 65-145 111-208c47-63 104-117 173-162s151-80 244-105c94-25 202-38 326-38h179v209h-194c-108 0-202 13-282 38-79 26-146 62-199 108-54 47-95 103-124 168-29 66-47 139-54 220l-5 54c58-33 125-60 201-80 77-20 159-30 248-30 91 0 172 13 241 40 68 26 126 63 172 110 45 47 80 103 103 169s35 138 35 216zM1000 1233c0-54-7-104-20-148-14-44-35-82-63-112-29-31-65-54-109-71s-96-26-157-26c-36 0-71 4-107 10s-72 15-106 26c-35 11-68 24-99 38-32 15-61 30-86 46 0 118 8 217 24 296 17 79 42 142 75 190 32 47 73 81 121 101s104 31 166 31c53 0 101-9 145-26s82-41 114-74 57-73 75-120 27-100 27-161z">
          <text:p/>
        </draw:path>
        <draw:g>
          <draw:path draw:style-name="gr6" draw:text-style-name="P8" draw:layer="layout" svg:width="1.06cm" svg:height="1.573cm" svg:x="15.949cm" svg:y="18.25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1cm" svg:height="1.593cm" svg:x="17.302cm" svg:y="18.25cm" svg:viewBox="0 0 1101 1594" svg:d="M1101 1076c0 72-13 139-40 202-26 64-64 118-113 165s-107 84-176 110c-69 27-146 41-229 41-88 0-166-14-234-42-67-28-124-70-170-127-45-58-80-130-104-217-23-88-35-191-35-311 0-80 5-158 16-233s28-146 53-213c24-66 57-127 98-183 41-55 92-103 152-142 61-40 133-71 216-93 82-22 178-33 287-33h158v179h-172c-95 0-178 12-248 34-70 23-129 55-176 96-48 41-84 91-109 149s-41 123-48 195l-5 54c51-30 111-54 178-72s139-27 217-27c81 0 151 11 212 34 60 24 110 56 151 97 40 41 70 90 91 148 20 57 30 120 30 189zM879 1090c0-48-6-91-18-130s-30-72-55-98c-25-27-57-48-96-63s-85-22-138-22c-31 0-62 3-94 9-32 5-63 13-93 23-31 11-60 22-87 36-28 13-53 27-76 41 0 103 8 189 22 258 15 69 37 124 65 166 29 41 65 70 107 88s91 26 146 26c46 0 89-7 127-22 39-15 72-37 100-65 28-29 50-64 66-105 16-42 24-89 24-142z">
            <text:p/>
          </draw:path>
        </draw:g>
        <draw:path draw:style-name="gr4" draw:text-style-name="P6" draw:layer="layout" svg:width="4.999cm" svg:height="4.999cm" svg:x="14.556cm" svg:y="22.584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27.29cm" svg:y="23.7cm" svg:viewBox="0 0 5000 5000" svg:d="M0 5000c0-1667 0-3333 0-5000 1667 0 3333 0 5000 0 0 1667 0 3333 0 5000-1667 0-3333 0-5000 0z">
          <text:p/>
        </draw:path>
        <draw:path draw:style-name="gr5" draw:text-style-name="P7" draw:layer="layout" svg:width="1.231cm" svg:height="1.792cm" svg:x="16.425cm" svg:y="24.138cm" svg:viewBox="0 0 1232 1793" svg:d="M1232 219c-254 525-509 1049-764 1574-92 0-184 0-276 0 264-525 528-1049 793-1574-328 0-657 0-985 0 0-73 0-146 0-219 411 0 822 0 1232 0 0 73 0 146 0 219z">
          <text:p/>
        </draw:path>
        <draw:g>
          <draw:path draw:style-name="gr6" draw:text-style-name="P8" draw:layer="layout" svg:width="1.06cm" svg:height="1.573cm" svg:x="28.573cm" svg:y="25.373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08cm" svg:height="1.573cm" svg:x="29.916cm" svg:y="25.373cm" svg:viewBox="0 0 1081 1574" svg:d="M1081 199c-224 458-447 917-670 1375-81 0-162 0-243 0 232-458 464-917 696-1375-288 0-576 0-864 0 0-66 0-133 0-199 360 0 721 0 1081 0 0 66 0 133 0 199z">
            <text:p/>
          </draw:path>
        </draw:g>
        <draw:path draw:style-name="gr4" draw:text-style-name="P6" draw:layer="layout" svg:width="4.999cm" svg:height="4.999cm" svg:x="20cm" svg:y="11.887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21cm" svg:y="23.361cm" svg:viewBox="0 0 5000 5000" svg:d="M0 5000c0-1667 0-3333 0-5000 1667 0 3333 0 5000 0 0 1667 0 3333 0 5000-1667 0-3333 0-5000 0z">
          <text:p/>
        </draw:path>
        <draw:path draw:style-name="gr5" draw:text-style-name="P7" draw:layer="layout" svg:width="1.231cm" svg:height="1.832cm" svg:x="21.869cm" svg:y="13.421cm" svg:viewBox="0 0 1232 1833" svg:d="M1232 1359c0 76-15 143-47 202-31 59-75 108-131 148-57 41-123 71-200 92s-160 32-250 32c-98 0-186-11-261-33s-138-53-189-92-89-86-115-139c-26-54-39-114-39-178 0-110 31-204 93-284 62-79 158-151 288-216-118-59-204-124-259-196-54-73-82-155-82-249 0-57 12-112 36-166 24-53 61-101 109-143 49-41 109-75 182-100s159-37 258-37c93 0 175 10 245 29 71 20 130 48 178 84s84 80 108 132c24 51 36 109 36 173 0 103-29 191-88 263-59 73-142 136-250 191 54 26 104 56 150 87 46 32 86 68 120 107s61 83 80 132c19 48 28 102 28 161zM939 437c0-80-28-140-85-179-56-39-136-59-238-59s-181 20-238 58c-57 39-85 97-85 174 0 36 7 68 20 98 14 30 35 58 64 84 28 26 64 52 107 77 42 25 93 51 152 77 102-48 179-98 229-150 49-51 74-112 74-180zM970 1377c0-34-6-66-17-98s-31-63-59-94c-29-31-67-62-115-93s-108-63-182-96c-63 30-115 60-158 90-43 29-78 59-104 90-26 30-45 62-56 95-11 32-16 67-16 103 0 40 9 76 27 107 17 31 42 57 73 78 32 22 69 38 112 48 44 11 91 17 141 17 49 0 95-5 138-15 44-10 81-25 113-45s57-46 75-76c19-31 28-68 28-111z">
          <text:p/>
        </draw:path>
        <draw:g>
          <draw:path draw:style-name="gr6" draw:text-style-name="P8" draw:layer="layout" svg:width="1.06cm" svg:height="1.573cm" svg:x="22.283cm" svg:y="25.034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08cm" svg:height="1.613cm" svg:x="23.626cm" svg:y="25.014cm" svg:viewBox="0 0 1081 1614" svg:d="M1081 1197c0 67-14 126-42 178-27 51-66 95-115 130-50 36-108 62-175 81-67 18-140 28-219 28-87 0-163-10-229-29-66-20-121-46-166-81s-78-75-101-123c-23-47-34-99-34-156 0-97 27-180 81-250 54-69 138-133 251-190-105-52-181-109-229-173-49-64-73-136-73-219 0-50 11-99 32-146s54-89 96-126c43-37 97-66 162-88 64-22 140-33 228-33 82 0 155 9 217 26 63 17 115 42 158 74 42 32 74 70 96 116 21 45 32 96 32 152 0 91-26 169-78 233s-126 120-222 167c47 24 90 49 131 78 40 28 75 59 105 93 29 35 52 73 69 116s25 90 25 142zM838 388c0-74-25-129-77-165-51-36-123-54-216-54-92 0-164 18-215 54-52 35-77 89-77 160 0 31 6 59 18 86 12 26 31 50 57 73s59 46 97 68c39 22 85 44 138 67 93-42 162-85 208-131 45-45 67-98 67-158zM848 1216c0-30-4-59-14-88-10-28-27-56-52-84-25-27-58-55-100-82-41-28-94-56-158-86-55 27-101 54-138 80-37 27-68 53-90 80-23 28-40 56-49 85-10 29-15 60-15 92 0 36 8 67 24 95 15 27 37 50 64 69s60 34 98 43c37 10 78 14 122 14 43 0 83-4 121-13 37-9 70-22 98-40 27-17 49-40 65-67s24-60 24-98z">
            <text:p/>
          </draw:path>
        </draw:g>
        <draw:path draw:style-name="gr4" draw:text-style-name="P6" draw:layer="layout" svg:width="4.999cm" svg:height="4.999cm" svg:x="26.681cm" svg:y="17.457cm" svg:viewBox="0 0 5000 5000" svg:d="M0 5000c0-1667 0-3333 0-5000 1667 0 3333 0 5000 0 0 1667 0 3333 0 5000-1667 0-3333 0-5000 0z">
          <text:p/>
        </draw:path>
        <draw:path draw:style-name="gr4" draw:text-style-name="P6" draw:layer="layout" svg:width="4.999cm" svg:height="4.999cm" svg:x="21cm" svg:y="17.82cm" svg:viewBox="0 0 5000 5000" svg:d="M0 5000c0-1667 0-3333 0-5000 1667 0 3333 0 5000 0 0 1667 0 3333 0 5000-1667 0-3333 0-5000 0z">
          <text:p/>
        </draw:path>
        <draw:path draw:style-name="gr5" draw:text-style-name="P7" draw:layer="layout" svg:width="1.252cm" svg:height="1.812cm" svg:x="28.529cm" svg:y="18.991cm" svg:viewBox="0 0 1253 1813" svg:d="M1253 818c0 174-22 324-64 450-43 125-106 228-189 309-84 81-187 140-311 178-123 39-265 58-426 58h-152v-209h168c119 0 222-12 309-36s159-58 217-104 102-102 133-168c30-66 49-141 56-225l6-55c-58 33-125 59-201 79s-158 30-247 30c-91 0-172-13-241-39-70-27-127-64-173-111s-80-104-103-169-35-136-35-212c0-83 15-161 46-233 30-72 73-135 128-188 56-53 122-95 199-126s161-47 254-47c90 0 173 15 249 44 77 29 143 76 199 141 55 66 99 150 130 254 32 104 48 230 48 379zM614 199c-52 0-100 9-144 25-44 17-82 42-114 74-32 33-57 73-76 120-18 47-27 102-27 163 0 55 6 105 20 149 13 44 34 81 62 111 28 31 65 54 109 71 45 16 97 24 159 24 34 0 69-3 106-9 36-7 72-15 107-26s68-24 99-38c32-15 60-30 85-46 0-118-9-216-26-295-18-79-44-143-77-191s-74-82-121-102c-48-20-102-30-162-30z">
          <text:p/>
        </draw:path>
        <draw:g>
          <draw:path draw:style-name="gr6" draw:text-style-name="P8" draw:layer="layout" svg:width="1.06cm" svg:height="1.573cm" svg:x="22.283cm" svg:y="19.493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1cm" svg:height="1.593cm" svg:x="23.606cm" svg:y="19.473cm" svg:viewBox="0 0 1101 1594" svg:d="M1101 719c0 153-19 285-56 395-37 111-93 201-166 272s-163 123-271 157-233 51-374 51h-133v-180h147c104 0 194-10 270-32 76-21 140-52 190-93 51-42 89-92 116-151s43-127 50-202l5-50c-51 30-110 55-177 73s-139 27-217 27c-80 0-151-12-212-35s-111-55-152-97c-40-41-70-91-91-148-20-57-30-119-30-186 0-73 13-141 40-204s65-118 113-164c49-47 107-84 174-111 68-27 143-41 224-41 79 0 152 13 219 39 68 25 126 67 175 124s87 132 115 223c27 92 41 203 41 333zM539 169c-45 0-87 8-126 23-38 14-72 36-100 64-28 29-50 64-66 106-17 41-25 89-25 142 0 49 6 93 18 131 12 39 30 71 55 98s57 48 96 62c39 15 85 22 139 22 30 0 61-3 93-9s64-14 94-24c31-10 60-21 87-34 28-14 53-28 75-43 0-102-8-188-23-257-16-69-38-124-68-166-29-41-64-71-106-88-42-18-90-27-143-27z">
            <text:p/>
          </draw:path>
        </draw:g>
        <draw:path draw:style-name="gr4" draw:text-style-name="P6" draw:layer="layout" svg:width="4.999cm" svg:height="4.999cm" svg:x="31.532cm" svg:y="0.712cm" svg:viewBox="0 0 5000 5000" svg:d="M0 5000c0-1667 0-3333 0-5000 1667 0 3333 0 5000 0 0 1667 0 3333 0 5000-1667 0-3333 0-5000 0z">
          <text:p/>
        </draw:path>
        <draw:g>
          <draw:path draw:style-name="gr6" draw:text-style-name="P8" draw:layer="layout" svg:width="1.06cm" svg:height="1.573cm" svg:x="32.815cm" svg:y="2.385cm" svg:viewBox="0 0 1061 1574" svg:d="M1061 1574c-337 0-674 0-1010 0 0-67 0-133 0-199 138 0 276 0 414 0 0-379 0-757 0-1136-129 66-258 133-386 199-26-60-53-119-79-179 171-86 341-173 512-259 62 0 123 0 185 0 0 458 0 916 0 1375 121 0 242 0 364 0 0 66 0 132 0 199z">
            <text:p/>
          </draw:path>
          <draw:path draw:style-name="gr6" draw:text-style-name="P8" draw:layer="layout" svg:width="1.151cm" svg:height="1.613cm" svg:x="34.128cm" svg:y="2.365cm" svg:viewBox="0 0 1152 1614" svg:d="M1152 807c0 121-13 230-37 329s-61 184-110 255-111 125-184 164-159 59-257 59c-85 0-162-16-232-48-69-32-129-80-178-146s-87-149-114-251-40-222-40-362c0-120 12-230 37-329s61-184 110-255 110-126 184-165 159-58 257-58c85 0 162 16 231 47 70 32 129 81 179 147 49 66 87 150 114 252 26 102 40 222 40 361zM939 814c0-27-1-53-3-79-2-27-4-52-6-78l-673 488c12 43 28 81 46 117 19 36 41 66 68 92 26 25 56 45 90 59s72 21 115 21c55 0 105-13 150-39 45-27 83-66 115-118 31-52 56-117 73-194s25-167 25-269zM212 800c0 25 0 50 1 74 0 25 2 49 4 72l672-488c-12-41-27-79-46-113s-41-63-67-88c-26-24-55-43-88-57-34-14-71-21-112-21-55 0-105 13-150 40-46 26-84 66-115 118-32 53-56 117-73 195-17 77-26 166-26 268z">
            <text:p/>
          </draw:path>
        </draw:g>
        <draw:path draw:style-name="gr4" draw:text-style-name="P6" draw:layer="layout" svg:width="4.999cm" svg:height="4.999cm" svg:x="31.705cm" svg:y="5.823cm" svg:viewBox="0 0 5000 5000" svg:d="M0 5000c0-1667 0-3333 0-5000 1667 0 3333 0 5000 0 0 1667 0 3333 0 5000-1667 0-3333 0-5000 0z">
          <text:p/>
        </draw:path>
        <draw:g>
          <draw:path draw:style-name="gr6" draw:text-style-name="P8" draw:layer="layout" svg:width="1.05cm" svg:height="1.593cm" svg:x="33.008cm" svg:y="7.476cm" svg:viewBox="0 0 1051 1594" svg:d="M1051 1594h-1051v-188l413-404c68-66 123-123 165-171 43-48 76-92 99-132 24-39 40-77 48-112s12-73 12-114c0-38-5-75-15-109-11-34-27-65-49-91s-50-46-85-61-77-23-125-23c-68 0-129 15-184 45-55 29-106 67-152 115l-117-140c60-63 130-114 208-152 79-38 170-57 274-57 71 0 136 10 194 31s108 51 151 91c42 39 75 87 98 144s35 121 35 192c0 61-9 116-25 168-16 51-41 102-75 153-33 51-75 104-125 158-51 55-111 115-180 179l-292 278h778z">
            <text:p/>
          </draw:path>
          <draw:path draw:style-name="gr6" draw:text-style-name="P8" draw:layer="layout" svg:width="1.151cm" svg:height="1.613cm" svg:x="34.301cm" svg:y="7.476cm" svg:viewBox="0 0 1152 1614" svg:d="M1152 807c0 121-13 230-37 329s-61 184-110 255-111 125-184 164-159 59-257 59c-85 0-162-16-232-48-69-32-129-80-178-146s-87-149-114-251-40-222-40-362c0-120 12-230 37-329s61-184 110-255 110-126 184-165 159-58 257-58c85 0 162 16 231 47 70 32 129 81 179 147 49 66 87 150 114 252 26 102 40 222 40 361zM939 814c0-27-1-53-3-79-2-27-4-52-6-78l-673 488c12 43 28 81 46 117 19 36 41 66 68 92 26 25 56 45 90 59s72 21 115 21c55 0 105-13 150-39 45-27 83-66 115-118 31-52 56-117 73-194s25-167 25-269zM212 800c0 25 0 50 1 74 0 25 2 49 4 72l672-488c-12-41-27-79-46-113s-41-63-67-88c-26-24-55-43-88-57-34-14-71-21-112-21-55 0-105 13-150 40-46 26-84 66-115 118-32 53-56 117-73 195-17 77-26 166-26 26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201000000490000004AA5C34ADC69AEF36F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4-29T16:05:40.819000000</meta:creation-date>
    <dc:date>2022-05-05T11:06:02.092000000</dc:date>
    <meta:editing-duration>PT2H20M56S</meta:editing-duration>
    <meta:editing-cycles>3</meta:editing-cycles>
    <meta:generator>LibreOffice/5.4.1.2$Windows_X86_64 LibreOffice_project/ea7cb86e6eeb2bf3a5af73a8f7777ac570321527</meta:generator>
    <meta:document-statistic meta:object-count="104"/>
  </office:meta>
</office:document-meta>
</file>